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32000000258839B16AC.png" manifest:media-type="image/png"/>
  <manifest:file-entry manifest:full-path="Pictures/10000201000003200000025870459E8D.png" manifest:media-type="image/png"/>
  <manifest:file-entry manifest:full-path="Pictures/100002010000032000000258DBA916CB.png" manifest:media-type="image/png"/>
  <manifest:file-entry manifest:full-path="Pictures/1000020100000320000002580C8BA382.png" manifest:media-type="image/png"/>
  <manifest:file-entry manifest:full-path="Pictures/10000201000003200000025869F5E8CF.png" manifest:media-type="image/png"/>
  <manifest:file-entry manifest:full-path="Pictures/100002010000032000000258512FDCD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43cm"/>
    </style:style>
    <style:style style:name="gr3" style:family="graphic" style:parent-style-name="standard">
      <style:graphic-properties draw:stroke="none" svg:stroke-color="#000000" draw:fill="none" draw:fill-color="#ffffff" fo:min-height="1.274cm"/>
    </style:style>
    <style:style style:name="gr4" style:family="graphic" style:parent-style-name="standard">
      <style:graphic-properties draw:stroke="none" svg:stroke-color="#000000" draw:fill="none" draw:fill-color="#ffffff" fo:min-height="1.65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4.487cm" svg:height="10.926cm" svg:x="0.238cm" svg:y="2.012cm">
            <draw:image xlink:href="Pictures/100002010000032000000258DBA916CB.png" xlink:type="simple" xlink:show="embed" xlink:actuate="onLoad">
              <text:p/>
            </draw:image>
          </draw:frame>
          <draw:frame draw:style-name="gr1" draw:text-style-name="P1" draw:layer="layout" svg:width="14.487cm" svg:height="10.926cm" svg:x="14.453cm" svg:y="1.998cm">
            <draw:image xlink:href="Pictures/100002010000032000000258512FDCD1.png" xlink:type="simple" xlink:show="embed" xlink:actuate="onLoad">
              <text:p/>
            </draw:image>
          </draw:frame>
        </draw:g>
        <draw:frame draw:style-name="gr2" draw:layer="layout" svg:width="3.556cm" svg:height="1.393cm" svg:x="13.827cm" svg:y="1.639cm">
          <draw:text-box>
            <text:p>FTDOCK </text:p>
          </draw:text-box>
        </draw:frame>
        <draw:frame draw:style-name="gr3" draw:layer="layout" svg:width="3.556cm" svg:height="1.524cm" svg:x="5.064cm" svg:y="13.573cm">
          <draw:text-box>
            <text:p>UNISON</text:p>
          </draw:text-box>
        </draw:frame>
        <draw:frame draw:style-name="gr4" draw:layer="layout" svg:width="3.556cm" svg:height="1.901cm" svg:x="22.082cm" svg:y="13.069cm">
          <draw:text-box>
            <text:p>SIMETRIC</text:p>
          </draw:text-box>
        </draw:frame>
      </draw:page>
      <draw:page draw:name="page2" draw:style-name="dp1" draw:master-page-name="Default">
        <draw:g>
          <draw:frame draw:style-name="gr1" draw:text-style-name="P1" draw:layer="layout" svg:width="13.583cm" svg:height="11.049cm" svg:x="1.381cm" svg:y="1.127cm">
            <draw:image xlink:href="Pictures/10000201000003200000025870459E8D.png" xlink:type="simple" xlink:show="embed" xlink:actuate="onLoad">
              <text:p/>
            </draw:image>
          </draw:frame>
          <draw:frame draw:style-name="gr1" draw:text-style-name="P1" draw:layer="layout" svg:width="13.583cm" svg:height="11.049cm" svg:x="14.595cm" svg:y="1.127cm">
            <draw:image xlink:href="Pictures/100002010000032000000258839B16AC.png" xlink:type="simple" xlink:show="embed" xlink:actuate="onLoad">
              <text:p/>
            </draw:image>
          </draw:frame>
        </draw:g>
        <draw:frame draw:style-name="gr2" draw:layer="layout" svg:width="3.556cm" svg:height="1.393cm" svg:x="13.827cm" svg:y="1.639cm">
          <draw:text-box>
            <text:p>ZDOCK </text:p>
          </draw:text-box>
        </draw:frame>
        <draw:frame draw:style-name="gr3" draw:layer="layout" svg:width="3.556cm" svg:height="1.524cm" svg:x="5.064cm" svg:y="13.573cm">
          <draw:text-box>
            <text:p>UNISON</text:p>
          </draw:text-box>
        </draw:frame>
        <draw:frame draw:style-name="gr4" draw:layer="layout" svg:width="3.556cm" svg:height="1.901cm" svg:x="22.082cm" svg:y="13.069cm">
          <draw:text-box>
            <text:p>SIMETRIC</text:p>
          </draw:text-box>
        </draw:frame>
      </draw:page>
      <draw:page draw:name="page3" draw:style-name="dp1" draw:master-page-name="Default">
        <draw:g>
          <draw:frame draw:style-name="gr1" draw:text-style-name="P1" draw:layer="layout" svg:width="14.199cm" svg:height="11.322cm" svg:x="0.351cm" svg:y="1.381cm">
            <draw:image xlink:href="Pictures/1000020100000320000002580C8BA382.png" xlink:type="simple" xlink:show="embed" xlink:actuate="onLoad">
              <text:p/>
            </draw:image>
          </draw:frame>
          <draw:frame draw:style-name="gr1" draw:text-style-name="P1" draw:layer="layout" svg:width="14.199cm" svg:height="11.322cm" svg:x="14.233cm" svg:y="1.381cm">
            <draw:image xlink:href="Pictures/10000201000003200000025869F5E8CF.png" xlink:type="simple" xlink:show="embed" xlink:actuate="onLoad">
              <text:p/>
            </draw:image>
          </draw:frame>
        </draw:g>
        <draw:frame draw:style-name="gr2" draw:layer="layout" svg:width="3.556cm" svg:height="1.393cm" svg:x="13.827cm" svg:y="1.639cm">
          <draw:text-box>
            <text:p>SDOCK </text:p>
          </draw:text-box>
        </draw:frame>
        <draw:frame draw:style-name="gr3" draw:layer="layout" svg:width="3.556cm" svg:height="1.524cm" svg:x="5.064cm" svg:y="13.573cm">
          <draw:text-box>
            <text:p>UNISON</text:p>
          </draw:text-box>
        </draw:frame>
        <draw:frame draw:style-name="gr4" draw:layer="layout" svg:width="3.556cm" svg:height="1.901cm" svg:x="22.082cm" svg:y="13.069cm">
          <draw:text-box>
            <text:p>SIMETRI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rotein Group</meta:initial-creator>
    <meta:creation-date>2015-10-05T17:24:09</meta:creation-date>
    <dc:date>2015-10-05T17:38:32</dc:date>
    <dc:creator>Protein Group</dc:creator>
    <meta:editing-duration>P0D</meta:editing-duration>
    <meta:editing-cycles>1</meta:editing-cycles>
    <meta:document-statistic meta:object-count="18"/>
    <meta:generator>LibreOffice/3.5$Linux_x86 LibreOffice_project/350m1$Build-2</meta:generator>
  </office:meta>
</office:document-meta>
</file>